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20000"/>
    <style:style style:name="ce3" style:family="table-cell" style:parent-style-name="Default" style:data-style-name="N10060"/>
    <style:style style:name="ce4" style:family="table-cell" style:parent-style-name="Default" style:data-style-name="N10000">
      <style:text-properties style:font-name="Liberation Sans" style:font-name-asian="Microsoft Yahei" style:font-name-complex="Lohit Devanagari"/>
    </style:style>
    <style:style style:name="ce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6.2988in" svg:height="3.5449in" svg:x="5.3004in" svg:y="3.4091in">
            <draw:object draw:notify-on-update-of-ranges="Arkusz1.C2:Arkusz1.C10 Arkusz1.G2:Arkusz1.G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3728in" svg:y="3.7724in">
            <draw:object draw:notify-on-update-of-ranges="Arkusz1.L3:Arkusz1.L11 Arkusz1.P3:Arkusz1.P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rut mosiężny</text:p>
          </table:table-cell>
          <table:table-cell office:value-type="string" calcext:value-type="string">
            <text:p>Masa [kg]</text:p>
          </table:table-cell>
          <table:table-cell office:value-type="string" calcext:value-type="string">
            <text:p>Sila</text:p>
          </table:table-cell>
          <table:table-cell office:value-type="string" calcext:value-type="string">
            <text:p>Wskazanie czujnika up [mm]</text:p>
          </table:table-cell>
          <table:table-cell office:value-type="string" calcext:value-type="string">
            <text:p>Wskazanie czujnika down [mm]</text:p>
          </table:table-cell>
          <table:table-cell office:value-type="string" calcext:value-type="string">
            <text:p>Wydłużenie średnie</text:p>
          </table:table-cell>
          <table:table-cell table:number-columns-repeated="3"/>
          <table:table-cell office:value-type="string" calcext:value-type="string">
            <text:p>Drut stalowy</text:p>
          </table:table-cell>
          <table:table-cell office:value-type="string" calcext:value-type="string">
            <text:p>Masa [kg]</text:p>
          </table:table-cell>
          <table:table-cell office:value-type="string" calcext:value-type="string">
            <text:p>Sila</text:p>
          </table:table-cell>
          <table:table-cell office:value-type="string" calcext:value-type="string">
            <text:p>Wskazanie czujnika up [mm]</text:p>
          </table:table-cell>
          <table:table-cell office:value-type="string" calcext:value-type="string">
            <text:p>Wskazanie czujnika down [mm]</text:p>
          </table:table-cell>
          <table:table-cell office:value-type="string" calcext:value-type="string">
            <text:p>Wydłużenie średnie</text:p>
          </table:table-cell>
          <table:table-cell table:number-columns-repeated="2"/>
          <table:table-cell office:value-type="string" calcext:value-type="string">
            <text:p>Stał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 [mm] =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B2]*9.81)" office:value-type="float" office:value="9.81" calcext:value-type="float">
            <text:p>9.8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36" calcext:value-type="float">
            <text:p>0.36</text:p>
          </table:table-cell>
          <table:table-cell table:formula="of:=AVERAGEA([.D2:.E2] )/2" office:value-type="float" office:value="0.1775" calcext:value-type="float">
            <text:p>0.1775</text:p>
          </table:table-cell>
          <table:table-cell table:formula="of:=([.F2]/1000)" office:value-type="float" office:value="0.0001775" calcext:value-type="float">
            <text:p>0.0001775</text:p>
          </table:table-cell>
          <table:table-cell table:number-columns-repeated="2"/>
          <table:table-cell table:style-name="ce1" office:value-type="float" office:value="0.5" calcext:value-type="float">
            <text:p>0.5</text:p>
          </table:table-cell>
          <table:table-cell table:style-name="ce1" table:number-columns-repeated="6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9.81</text:p>
          </table:table-cell>
          <table:table-cell/>
          <table:table-cell office:value-type="string" calcext:value-type="string">
            <text:p>Rodzaj materiału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 office:value-type="float" office:value="1.5" calcext:value-type="float">
            <text:p>1.5</text:p>
          </table:table-cell>
          <table:table-cell table:style-name="ce1" table:formula="of:=([.B3]*9.81)" office:value-type="float" office:value="14.715" calcext:value-type="float">
            <text:p>14.715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52" calcext:value-type="float">
            <text:p>0.52</text:p>
          </table:table-cell>
          <table:table-cell table:formula="of:=AVERAGEA([.D3:.E3] )/2" office:value-type="float" office:value="0.2575" calcext:value-type="float">
            <text:p>0.2575</text:p>
          </table:table-cell>
          <table:table-cell table:formula="of:=([.F3]/1000)" office:value-type="float" office:value="0.0002575" calcext:value-type="float">
            <text:p>0.0002575</text:p>
          </table:table-cell>
          <table:table-cell table:number-columns-repeated="2"/>
          <table:table-cell table:style-name="ce1" office:value-type="string" calcext:value-type="string">
            <text:p>L [mm] = 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K3]*9.81)" office:value-type="float" office:value="9.81" calcext:value-type="float">
            <text:p>9.8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table:formula="of:=AVERAGEA([.M3:.N3])/2" office:value-type="float" office:value="0.205" calcext:value-type="float">
            <text:p>0.205</text:p>
          </table:table-cell>
          <table:table-cell table:style-name="ce1" table:formula="of:=([.O3]/1000)" office:value-type="float" office:value="0.000205" calcext:value-type="float">
            <text:p>0.0002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 = 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B4]*9.81)" office:value-type="float" office:value="19.62" calcext:value-type="float">
            <text:p>19.62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67" calcext:value-type="float">
            <text:p>0.67</text:p>
          </table:table-cell>
          <table:table-cell table:formula="of:=AVERAGEA([.D4:.E4] )/2" office:value-type="float" office:value="0.3375" calcext:value-type="float">
            <text:p>0.3375</text:p>
          </table:table-cell>
          <table:table-cell table:formula="of:=([.F4]/1000)" office:value-type="float" office:value="0.0003375" calcext:value-type="float">
            <text:p>0.0003375</text:p>
          </table:table-cell>
          <table:table-cell table:number-columns-repeated="2"/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K4]*9.81)" office:value-type="float" office:value="19.62" calcext:value-type="float">
            <text:p>19.6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table:formula="of:=AVERAGEA([.M4:.N4])/2" office:value-type="float" office:value="0.36" calcext:value-type="float">
            <text:p>0.36</text:p>
          </table:table-cell>
          <table:table-cell table:style-name="ce1" table:formula="of:=([.O4]/1000)" office:value-type="float" office:value="0.00036" calcext:value-type="float">
            <text:p>0.00036</text:p>
          </table:table-cell>
          <table:table-cell table:number-columns-repeated="9"/>
        </table:table-row>
        <table:table-row table:style-name="ro1"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2.5" calcext:value-type="float">
            <text:p>2.5</text:p>
          </table:table-cell>
          <table:table-cell table:style-name="ce1" table:formula="of:=([.B5]*9.81)" office:value-type="float" office:value="24.525" calcext:value-type="float">
            <text:p>24.52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8" calcext:value-type="float">
            <text:p>0.8</text:p>
          </table:table-cell>
          <table:table-cell table:formula="of:=AVERAGEA([.D5:.E5] )/2" office:value-type="float" office:value="0.4025" calcext:value-type="float">
            <text:p>0.4025</text:p>
          </table:table-cell>
          <table:table-cell table:formula="of:=([.F5]/1000)" office:value-type="float" office:value="0.0004025" calcext:value-type="float">
            <text:p>0.0004025</text:p>
          </table:table-cell>
          <table:table-cell table:number-columns-repeated="2"/>
          <table:table-cell table:style-name="ce1" office:value-type="string" calcext:value-type="string">
            <text:p>D [mm]=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[.K5]*9.81)" office:value-type="float" office:value="29.43" calcext:value-type="float">
            <text:p>29.43</text:p>
          </table:table-cell>
          <table:table-cell table:number-columns-repeated="2" table:style-name="ce1" office:value-type="float" office:value="0.99" calcext:value-type="float">
            <text:p>0.99</text:p>
          </table:table-cell>
          <table:table-cell table:style-name="ce1" table:formula="of:=AVERAGEA([.M5:.N5])/2" office:value-type="float" office:value="0.495" calcext:value-type="float">
            <text:p>0.495</text:p>
          </table:table-cell>
          <table:table-cell table:style-name="ce1" table:formula="of:=([.O5]/1000)" office:value-type="float" office:value="0.000495" calcext:value-type="float">
            <text:p>0.000495</text:p>
          </table:table-cell>
          <table:table-cell table:number-columns-repeated="9"/>
        </table:table-row>
        <table:table-row table:style-name="ro1"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[.B6]*9.81)" office:value-type="float" office:value="29.43" calcext:value-type="float">
            <text:p>29.43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94" calcext:value-type="float">
            <text:p>0.94</text:p>
          </table:table-cell>
          <table:table-cell table:formula="of:=AVERAGEA([.D6:.E6] )/2" office:value-type="float" office:value="0.465" calcext:value-type="float">
            <text:p>0.465</text:p>
          </table:table-cell>
          <table:table-cell table:formula="of:=([.F6]/1000)" office:value-type="float" office:value="0.000465" calcext:value-type="float">
            <text:p>0.000465</text:p>
          </table:table-cell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[.K6]*9.81)" office:value-type="float" office:value="39.24" calcext:value-type="float">
            <text:p>39.24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table:formula="of:=AVERAGEA([.M6:.N6])/2" office:value-type="float" office:value="0.6175" calcext:value-type="float">
            <text:p>0.6175</text:p>
          </table:table-cell>
          <table:table-cell table:style-name="ce1" table:formula="of:=([.O6]/1000)" office:value-type="float" office:value="0.0006175" calcext:value-type="float">
            <text:p>0.0006175</text:p>
          </table:table-cell>
          <table:table-cell table:number-columns-repeated="9"/>
        </table:table-row>
        <table:table-row table:style-name="ro1"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3.5" calcext:value-type="float">
            <text:p>3.5</text:p>
          </table:table-cell>
          <table:table-cell table:style-name="ce1" table:formula="of:=([.B7]*9.81)" office:value-type="float" office:value="34.335" calcext:value-type="float">
            <text:p>34.335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6" calcext:value-type="float">
            <text:p>1.06</text:p>
          </table:table-cell>
          <table:table-cell table:formula="of:=AVERAGEA([.D7:.E7] )/2" office:value-type="float" office:value="0.5275" calcext:value-type="float">
            <text:p>0.5275</text:p>
          </table:table-cell>
          <table:table-cell table:formula="of:=([.F7]/1000)" office:value-type="float" office:value="0.0005275" calcext:value-type="float">
            <text:p>0.0005275</text:p>
          </table:table-cell>
          <table:table-cell table:number-columns-repeated="2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([.K7]*9.81)" office:value-type="float" office:value="49.05" calcext:value-type="float">
            <text:p>49.05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table:formula="of:=AVERAGEA([.M7:.N7])/2" office:value-type="float" office:value="0.7425" calcext:value-type="float">
            <text:p>0.7425</text:p>
          </table:table-cell>
          <table:table-cell table:style-name="ce1" table:formula="of:=([.O7]/1000)" office:value-type="float" office:value="0.0007425" calcext:value-type="float">
            <text:p>0.0007425</text:p>
          </table:table-cell>
          <table:table-cell table:number-columns-repeated="9"/>
        </table:table-row>
        <table:table-row table:style-name="ro1">
          <table:table-cell table:formula="of:=AVERAGEA( [.A5:.A7])" office:value-type="float" office:value="1.14666666666667" calcext:value-type="float">
            <text:p>1.146666666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([.B8]*9.81)" office:value-type="float" office:value="39.24" calcext:value-type="float">
            <text:p>39.24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18" calcext:value-type="float">
            <text:p>1.18</text:p>
          </table:table-cell>
          <table:table-cell table:formula="of:=AVERAGEA([.D8:.E8] )/2" office:value-type="float" office:value="0.5875" calcext:value-type="float">
            <text:p>0.5875</text:p>
          </table:table-cell>
          <table:table-cell table:formula="of:=([.F8]/1000)" office:value-type="float" office:value="0.0005875" calcext:value-type="float">
            <text:p>0.0005875</text:p>
          </table:table-cell>
          <table:table-cell table:number-columns-repeated="2"/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[.K8]*9.81)" office:value-type="float" office:value="58.86" calcext:value-type="float">
            <text:p>58.86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table:formula="of:=AVERAGEA([.M8:.N8])/2" office:value-type="float" office:value="0.8575" calcext:value-type="float">
            <text:p>0.8575</text:p>
          </table:table-cell>
          <table:table-cell table:style-name="ce1" table:formula="of:=([.O8]/1000)" office:value-type="float" office:value="0.0008575" calcext:value-type="float">
            <text:p>0.000857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([.B9]*9.81)" office:value-type="float" office:value="49.05" calcext:value-type="float">
            <text:p>49.0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42" calcext:value-type="float">
            <text:p>1.42</text:p>
          </table:table-cell>
          <table:table-cell table:formula="of:=AVERAGEA([.D9:.E9] )/2" office:value-type="float" office:value="0.705" calcext:value-type="float">
            <text:p>0.705</text:p>
          </table:table-cell>
          <table:table-cell table:formula="of:=([.F9]/1000)" office:value-type="float" office:value="0.000705" calcext:value-type="float">
            <text:p>0.000705</text:p>
          </table:table-cell>
          <table:table-cell table:number-columns-repeated="2"/>
          <table:table-cell table:style-name="ce1" table:formula="of:=AVERAGEA([.J6:.J8])" office:value-type="float" office:value="0.766666666666667" calcext:value-type="float">
            <text:p>0.7666666667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([.K9]*9.81)" office:value-type="float" office:value="68.67" calcext:value-type="float">
            <text:p>68.67</text:p>
          </table:table-cell>
          <table:table-cell table:number-columns-repeated="2" table:style-name="ce1" office:value-type="float" office:value="1.95" calcext:value-type="float">
            <text:p>1.95</text:p>
          </table:table-cell>
          <table:table-cell table:style-name="ce1" table:formula="of:=AVERAGEA([.M9:.N9])/2" office:value-type="float" office:value="0.975" calcext:value-type="float">
            <text:p>0.975</text:p>
          </table:table-cell>
          <table:table-cell table:style-name="ce1" table:formula="of:=([.O9]/1000)" office:value-type="float" office:value="0.000975" calcext:value-type="float">
            <text:p>0.00097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([.B10]*9.81)" office:value-type="float" office:value="58.86" calcext:value-type="float">
            <text:p>58.86</text:p>
          </table:table-cell>
          <table:table-cell table:number-columns-repeated="2" table:style-name="ce2" office:value-type="float" office:value="1.63" calcext:value-type="float">
            <text:p>1.63</text:p>
          </table:table-cell>
          <table:table-cell table:formula="of:=AVERAGEA([.D10:.E10] )/2" office:value-type="float" office:value="0.815" calcext:value-type="float">
            <text:p>0.815</text:p>
          </table:table-cell>
          <table:table-cell table:formula="of:=([.F10]/1000)" office:value-type="float" office:value="0.000815" calcext:value-type="float">
            <text:p>0.000815</text:p>
          </table:table-cell>
          <table:table-cell table:number-columns-repeated="2"/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formula="of:=([.K10]*9.81)" office:value-type="float" office:value="78.48" calcext:value-type="float">
            <text:p>78.48</text:p>
          </table:table-cell>
          <table:table-cell table:number-columns-repeated="2" table:style-name="ce1" office:value-type="float" office:value="2.16" calcext:value-type="float">
            <text:p>2.16</text:p>
          </table:table-cell>
          <table:table-cell table:style-name="ce1" table:formula="of:=AVERAGEA([.M10:.N10])/2" office:value-type="float" office:value="1.08" calcext:value-type="float">
            <text:p>1.08</text:p>
          </table:table-cell>
          <table:table-cell table:style-name="ce1" table:formula="of:=([.O10]/1000)" office:value-type="float" office:value="0.00108" calcext:value-type="float">
            <text:p>0.00108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formula="of:=([.K11]*9.81)" office:value-type="float" office:value="88.29" calcext:value-type="float">
            <text:p>88.29</text:p>
          </table:table-cell>
          <table:table-cell table:number-columns-repeated="2" table:style-name="ce1" office:value-type="float" office:value="2.39" calcext:value-type="float">
            <text:p>2.39</text:p>
          </table:table-cell>
          <table:table-cell table:style-name="ce1" table:formula="of:=AVERAGEA([.M11:.N11])/2" office:value-type="float" office:value="1.195" calcext:value-type="float">
            <text:p>1.195</text:p>
          </table:table-cell>
          <table:table-cell table:style-name="ce1" table:formula="of:=([.O11]/1000)" office:value-type="float" office:value="0.001195" calcext:value-type="float">
            <text:p>0.001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  <table:table-cell table:style-name="ce1" office:value-type="string" calcext:value-type="string">
            <text:p>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5"/>
          <table:table-cell table:number-columns-repeated="9"/>
        </table:table-row>
        <table:table-row table:style-name="ro1">
          <table:table-cell table:formula="of:=((4*([.A3]/1000))/(PI()*([.A8]/1000)*([.A8]/1000)*[.D32]))/1000000000" office:value-type="float" office:value="80.5298984519741" calcext:value-type="float">
            <text:p>80.529898452</text:p>
          </table:table-cell>
          <table:table-cell table:number-columns-repeated="8"/>
          <table:table-cell table:style-name="ce4" table:formula="of:=((4*([.J4]/1000))/(PI()*([.J9]/1000)*([.J9]/1000)*[.X28]))/1000000000" office:value-type="float" office:value="186.375967279733" calcext:value-type="float">
            <text:p>186.3759672797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 table:number-rows-repeated="3">
          <table:table-cell table:number-columns-repeated="9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table:formula="of:=PI()" office:value-type="float" office:value="3.14159265358979" calcext:value-type="float">
            <text:p>3.1415926536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3"/>
          <table:table-cell table:number-matrix-columns-spanned="2" table:number-matrix-rows-spanned="5" table:formula="of:=LINEST([.P3:.P11];[.L3:.L11]; ;1)" office:value-type="float" office:value="0.0000124362895005097" calcext:value-type="float">
            <text:p>1.24362895005097E-005</text:p>
          </table:table-cell>
          <table:table-cell office:value-type="float" office:value="0.000115277777777778" calcext:value-type="float">
            <text:p>0.0001152778</text:p>
          </table:table-cell>
        </table:table-row>
        <table:table-row table:style-name="ro1">
          <table:table-cell table:number-columns-repeated="23"/>
          <table:table-cell table:style-name="ce5" office:value-type="float" office:value="0.000000239995455101255" calcext:value-type="float">
            <text:p>2.40E-007</text:p>
          </table:table-cell>
          <table:table-cell office:value-type="float" office:value="0.0000132486979826824" calcext:value-type="float">
            <text:p>1.32486979826824E-005</text:p>
          </table:table-cell>
        </table:table-row>
        <table:table-row table:style-name="ro1">
          <table:table-cell table:number-columns-repeated="23"/>
          <table:table-cell table:style-name="ce1" office:value-type="float" office:value="0.997399889865279" calcext:value-type="float">
            <text:p>0.9973998899</text:p>
          </table:table-cell>
          <table:table-cell table:style-name="ce1" office:value-type="float" office:value="0.000018236758623159" calcext:value-type="float">
            <text:p>1.8236758623159E-005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8"/>
          <table:table-cell table:style-name="ce1" office:value-type="float" office:value="2685.19365230879" calcext:value-type="float">
            <text:p>2685.1936523088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table:number-matrix-columns-spanned="2" table:number-matrix-rows-spanned="5" table:formula="of:=LINEST([.G2:.G10];[.C2:.C10]; ;1)" office:value-type="float" office:value="0.0000128665576179978" calcext:value-type="float">
            <text:p>1.28665576179978E-005</text:p>
          </table:table-cell>
          <table:table-cell table:style-name="ce1" office:value-type="float" office:value="0.0000753003875968992" calcext:value-type="float">
            <text:p>7.53003875968992E-005</text:p>
          </table:table-cell>
          <table:table-cell table:number-columns-repeated="18"/>
          <table:table-cell table:style-name="ce1" office:value-type="float" office:value="0.00000089304" calcext:value-type="float">
            <text:p>0.000000893</text:p>
          </table:table-cell>
          <table:table-cell table:style-name="ce1" office:value-type="float" office:value="0.00000000232805555555556" calcext:value-type="float">
            <text:p>2.32805555555556E-009</text:p>
          </table:table-cell>
        </table:table-row>
        <table:table-row table:style-name="ro1">
          <table:table-cell table:number-columns-repeated="3"/>
          <table:table-cell table:style-name="ce3" office:value-type="float" office:value="0.000000317001614876048" calcext:value-type="float">
            <text:p>3.17E-007</text:p>
          </table:table-cell>
          <table:table-cell table:style-name="ce1" office:value-type="float" office:value="0.0000109580428203113" calcext:value-type="float">
            <text:p>0.000010958</text:p>
          </table:table-cell>
          <table:table-cell table:number-columns-repeated="18"/>
          <table:table-cell table:style-name="ce1" table:number-columns-repeated="2"/>
        </table:table-row>
        <table:table-row table:style-name="ro1">
          <table:table-cell table:number-columns-repeated="3"/>
          <table:table-cell table:style-name="ce1" office:value-type="float" office:value="0.99576888526067" calcext:value-type="float">
            <text:p>0.9957688853</text:p>
          </table:table-cell>
          <table:table-cell table:style-name="ce1" office:value-type="float" office:value="0.0000144194837503951" calcext:value-type="float">
            <text:p>1.44194837503951E-005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1" office:value-type="float" office:value="1647.41034603285" calcext:value-type="float">
            <text:p>1647.410346032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0.000000342532049418605" calcext:value-type="float">
            <text:p>3.42532049418605E-007</text:p>
          </table:table-cell>
          <table:table-cell office:value-type="float" office:value="0.00000000145545058139535" calcext:value-type="float">
            <text:p>1.45545058139535E-009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6:16:24.96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l Grabianski</meta:initial-creator>
    <meta:creation-date>2014-11-04T17:18:28.124443735</meta:creation-date>
    <dc:date>2014-11-17T18:38:29.575000000</dc:date>
    <meta:editing-duration>PT2H8M2S</meta:editing-duration>
    <meta:editing-cycles>3</meta:editing-cycles>
    <meta:generator>LibreOffice/4.3.2.2$Windows_x86 LibreOffice_project/edfb5295ba211bd31ad47d0bad0118690f76407d</meta:generator>
    <meta:document-statistic meta:table-count="1" meta:cell-count="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plot-area chart:style-name="ch2" table:cell-range-address="Arkusz1.C2:Arkusz1.C10 Arkusz1.G2:Arkusz1.G10" svg:x="0.971cm" svg:y="0.854cm" svg:width="14.47cm" svg:height="7.022cm">
          <chartooo:coordinate-region svg:x="2.254cm" svg:y="1.053cm" svg:width="13cm" svg:height="6.176cm"/>
          <chart:axis chart:dimension="x" chart:name="primary-x" chart:style-name="ch3">
            <chart:title svg:x="6.707cm" svg:y="8.056cm" chart:style-name="ch4">
              <text:p>Przyłożona siła F [N]</text:p>
            </chart:title>
          </chart:axis>
          <chart:axis chart:dimension="y" chart:name="primary-y" chart:style-name="ch5">
            <chart:title svg:x="0.091cm" svg:y="5.586cm" chart:style-name="ch6">
              <text:p>Wydłużenie l [m]</text:p>
            </chart:title>
            <chart:grid chart:style-name="ch7" chart:class="major"/>
          </chart:axis>
          <chart:series chart:style-name="ch8" chart:values-cell-range-address="Arkusz1.G2:Arkusz1.G10" chart:class="chart:scatter">
            <chart:domain table:cell-range-address="Arkusz1.C2:Arkusz1.C10"/>
            <chart:regression-curve chart:style-name="ch9">
              <chart:equation chart:display-equation="true" chart:display-r-square="false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1">
                <text:p>9.81</text:p>
                <draw:g>
                  <svg:desc>Arkusz1.C2:Arkusz1.C10</svg:desc>
                </draw:g>
              </table:table-cell>
              <table:table-cell office:value-type="float" office:value="0.0001775">
                <text:p>0.0001775</text:p>
                <draw:g>
                  <svg:desc>Arkusz1.G2:Arkusz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15">
                <text:p>14.715</text:p>
              </table:table-cell>
              <table:table-cell office:value-type="float" office:value="0.0002575">
                <text:p>0.000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62">
                <text:p>19.62</text:p>
              </table:table-cell>
              <table:table-cell office:value-type="float" office:value="0.0003375">
                <text:p>0.0003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25">
                <text:p>24.525</text:p>
              </table:table-cell>
              <table:table-cell office:value-type="float" office:value="0.0004025">
                <text:p>0.000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3">
                <text:p>29.43</text:p>
              </table:table-cell>
              <table:table-cell office:value-type="float" office:value="0.000465">
                <text:p>0.000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335">
                <text:p>34.335</text:p>
              </table:table-cell>
              <table:table-cell office:value-type="float" office:value="0.0005275">
                <text:p>0.0005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24">
                <text:p>39.24</text:p>
              </table:table-cell>
              <table:table-cell office:value-type="float" office:value="0.0005875">
                <text:p>0.0005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05">
                <text:p>49.05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86">
                <text:p>58.86</text:p>
              </table:table-cell>
              <table:table-cell office:value-type="float" office:value="0.000815">
                <text:p>0.000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Arkusz1.L3:Arkusz1.L11 Arkusz1.P3:Arkusz1.P11" svg:x="1.331cm" svg:y="0.18cm" svg:width="14.349cm" svg:height="7.659cm">
          <chartooo:coordinate-region svg:x="2.614cm" svg:y="0.379cm" svg:width="12.786cm" svg:height="6.813cm"/>
          <chart:axis chart:dimension="x" chart:name="primary-x" chart:style-name="ch3">
            <chart:title svg:x="6.887cm" svg:y="8.019cm" chart:style-name="ch4">
              <text:p>SIła wydłużająca F [N]</text:p>
            </chart:title>
          </chart:axis>
          <chart:axis chart:dimension="y" chart:name="primary-y" chart:style-name="ch3">
            <chart:title svg:x="0.451cm" svg:y="5.23cm" chart:style-name="ch5">
              <text:p>Wydłużenie l [m]</text:p>
            </chart:title>
            <chart:grid chart:style-name="ch6" chart:class="major"/>
          </chart:axis>
          <chart:series chart:style-name="ch7" chart:values-cell-range-address="Arkusz1.P3:Arkusz1.P11" chart:class="chart:scatter">
            <chart:domain table:cell-range-address="Arkusz1.L3:Arkusz1.L11"/>
            <chart:regression-curve chart:style-name="ch8">
              <chart:equation chart:display-equation="true" chart:display-r-square="fals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1">
                <text:p>9.81</text:p>
                <draw:g>
                  <svg:desc>Arkusz1.L3:Arkusz1.L11</svg:desc>
                </draw:g>
              </table:table-cell>
              <table:table-cell office:value-type="float" office:value="0.000205">
                <text:p>0.000205</text:p>
                <draw:g>
                  <svg:desc>Arkusz1.P3:Arkusz1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2">
                <text:p>19.62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43">
                <text:p>29.43</text:p>
              </table:table-cell>
              <table:table-cell office:value-type="float" office:value="0.000495">
                <text:p>0.000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24">
                <text:p>39.24</text:p>
              </table:table-cell>
              <table:table-cell office:value-type="float" office:value="0.0006175">
                <text:p>0.0006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05">
                <text:p>49.05</text:p>
              </table:table-cell>
              <table:table-cell office:value-type="float" office:value="0.0007425">
                <text:p>0.0007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86">
                <text:p>58.86</text:p>
              </table:table-cell>
              <table:table-cell office:value-type="float" office:value="0.0008575">
                <text:p>0.0008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67">
                <text:p>68.67</text:p>
              </table:table-cell>
              <table:table-cell office:value-type="float" office:value="0.000975">
                <text:p>0.00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48">
                <text:p>78.48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29">
                <text:p>88.29</text:p>
              </table:table-cell>
              <table:table-cell office:value-type="float" office:value="0.001195">
                <text:p>0.001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